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2ba" officeooo:paragraph-rsid="001432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e ouder/verzorger,</text:p>
      <text:p text:style-name="P1"/>
      <text:p text:style-name="P1">In verband met Corona hebben veel leerlingen een leer achterstand opgelopen.</text:p>
      <text:p text:style-name="P1">Daarom biedt OBS De Regenboog het volgende: </text:p>
      <text:p text:style-name="P1"/>
      <text:p text:style-name="P1">In de zomer 3 weken la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3:28:47.736656569</meta:creation-date>
    <dc:date>2021-12-07T13:36:59.632196544</dc:date>
    <meta:editing-duration>PT8M12S</meta:editing-duration>
    <meta:editing-cycles>1</meta:editing-cycles>
    <meta:document-statistic meta:table-count="0" meta:image-count="0" meta:object-count="0" meta:page-count="1" meta:paragraph-count="4" meta:word-count="26" meta:character-count="166" meta:non-whitespace-character-count="143"/>
    <meta:generator>LibreOffice/6.4.7.2$Linux_X86_64 LibreOffice_project/40$Build-2</meta:generator>
  </office:meta>
</office:document-meta>
</file>